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is is my horses.js file. It *should* give you an idea of what I'm going for. This game is going to be a horse management game app for mobile devices so it is going to be important that it is designed in a way to be intuitive, easy to read/view, and enjoyable for the player. So many of the horse management games out there (Virtual Horse Ranch, Horse Fable, Horse Reality) were clearly designed for play on a desktop or laptop computer. They wind up at best clunky feeling and at worst extremely frustrating on mobile devices. The majority of players this day are playing on mobile devices... NOT computers. So it seems out of touch that the designers of these games have neglected that fact. I want to ensure my game is intuitive, enjoyable, and appropriate for mobile play. I want to retain the retro feel and game play style of the old Horseland, Ludus Equinus, and Equus Ipsum games which will draw in users who are big on nostalgia and love horses but update them with modern innovation, design, and suitable gameplay. I also want a visually appealing game. Some of them, like Virtual Horse Ranch, look VERY amateurish. Just because we are playing on nostalgia and retro vibes doesn't mean they should look like they were designed on an angelfire free page back in the late 90's lol. Some thoughts I've had is that all of this can't be just on one big screen. It would be crowded and users would need to zoom in and out to be able to read it. So I'm thinking something like have the horses picture at the top with their name, age, dob, sex, color (it'll be the phenotype from our genetics code) and a clickable button to the genotype, which is going to be labeled as Genetics in the game should pop up upon touching the word or a button... possibly using micro interactions (animated or faded in/out pop up?). It'll then display the horses color/pattern genetic code, and then the user could either click an x or something that says close and it fades/shrinks back to view the horses page. Then a clickable bar with Overview, Training, Breeding, Stats, Pedigree and Shows. Below that would be a spot that listed their Trait (example Trait: Western), then Temperament (example: spirited) and then Health (example: Excellent). Below that , a way to see when the horse was last fed, last shod, and last vetted. It should also have a spot that says Equip, again perhaps incorporating micro interactions. Equip should pop up and allow you to view currently equipped tack at the top. For now, we will have the option to equip either a bridle and saddle or bridle and harness, depending on the competition type. Maybe with an unequip button below each. Then the option to view and equip other tack. Lastly, we should have a spot to check a box or toggle a button to put a horse up for sale or take it off of being for sale and have a place to put the price in. A failure to enter a price shouldn't allow the horse to be put up for sale, and it should ask "Are you sure?" when someone goes to put the horse up for sale so people don't accidentally sell a horse they meant to keep. Now, for the other parts of the page, on click it should switch between Overview, Training, Breeding, Stats, Pedigree and Shows. Training should show what all a horse has been trained in. It should also list who the trainer is, if one has been selected, and have an option either to view the training stable they have their horse training with or to find a training stable to take them to the page to find one. The Breeding section should will depend on if a horse is a stallion or a mare and who is viewing the page. For stallions it should show options to put a horse up for either public or private stud or opt not to have the horse available for stud. There should be an option to put a price in and it should just like the sale part ask 'Are you sure?' so people don't accidentally put a horse up for stud. It should also have an option for the stallion owner to view breeding requests on private breedings and a place to view foals. On mares, it should show any breeding requests the mare owner has made for that mare and have the option to cancel the request in case they change their mind. It should also have a link to view foals. The stats should have the numerical stat values for a horses conformation, strength, speed, <text:soft-page-break/>agility, endurance, personality and intelligence. There should also be ratings of the horses conformation which will judge various aspects on a horses body and have these potential ratings- Excellent, Very Good, Good, Fair, Poor with a sliding scale bar next to each so there can be a wide variance on the scale. I haven't decided on all aspects of conformation to judge yet. And there will be a similar part that rates a horses Gaits. with the same sliding scale ratings that will rate a horses Walk, Trot, Canter, Gallop, and Gait (if they are gaited, and dependent on the gaited breed). Pedigree will show a horses sire and dam and have a pop up that shows the horses pedigree complete with clickable names. Shows will have a section to click to view Upcoming Shows a horse is entered in and Show Results that a horse has been in. I know that's long... but thoughts? Ways to improve? I know its a LOT of data we need to include. Some of this has been coded into my javascript file. Some has not. Some will need to be changed as we go forward</text:p>
      <text:p text:style-name="Text_20_body">const express = require('express'); const router = express.Router(); const db = require('../config/db'); const authMiddleware = require('../middleware/authMiddleware'); const adminMiddleware = require('../middleware/adminMiddleware'); const { determinePhenotype } = require('../utils/geneticsEngine'); const { calculateAgeInYears } = require('../utils/horseUtils');</text:p>
      <text:p text:style-name="Text_20_body">// @route POST api/horses // @desc Create a new horse (Admin Only) // @access Private (Admin) router.post('/', [authMiddleware, adminMiddleware], async (req, res, next) =&gt; { const { name, // Required, String breed_id, // Required, Integer sex, // Required, String ('Stallion', 'Mare', 'Colt', 'Filly') date_of_birth, // Required, String (MM-DD-YYYY) genotype, // Required, JSONB owner_id, // Optional, Integer (defaults to null or admin's ID? For now, null if not specified) stable_id, // Optional, Integer sire_id, // Optional, Integer dam_id, // Optional, Integer conformation, // Optional, Integer (default 0) strength, // Optional, Integer (default 0) speed, // Optional, Integer (default 0) agility, // Optional, Integer (default 0) endurance, // Optional, Integer (default 0) personality, // Optional, Integer (default 0) intelligence, // Optional, Integer (default 0) trait, // Optional, String (if not provided, use breed's default_trait) image_url, // Optional, String stud_status, // Optional, String (default 'Not at Stud') stud_fee, // Optional, Integer (default 0) for_sale, // Optional, Boolean (default false) sale_price // Optional, Integer (default 0) // earnings, last_bred_date, tack, show_results use DB defaults or are updated later } = req.body;</text:p>
      <text:p text:style-name="Text_20_body">// --- Basic Validation --- if (!name || !breed_id || !sex || !date_of_birth || !genotype) { return res.status(400).json({ message: 'Name, breed_id, sex, date_of_birth, and genotype are required fields.' }); }</text:p>
      <text:p text:style-name="Text_20_body">// Validate sex const validSexes = ['Stallion', 'Mare', 'Colt', 'Filly']; if (!validSexes.includes(sex)) { return res.status(400).json({ message: `Sex must be one of: ${validSexes.join(', ')}` }); }</text:p>
      <text:p text:style-name="Text_20_body">// Validate breed_id is a number if (isNaN(parseInt(breed_id))) { return res.status(400).json({ message: 'breed_id must be a valid number.' }); } const num_breed_id = parseInt(breed_id);</text:p>
      <text:p text:style-name="Text_20_body">// Validate date_of_birth format (MM-DD-YYYY) and convert const dobParts = date_of_birth.split('-'); if (dobParts.length !== 3 || isNaN(parseInt(dobParts[0])) || <text:soft-page-break/>isNaN(parseInt(dobParts[1])) || isNaN(parseInt(dobParts[2]))) { return res.status(400).json({ message: 'date_of_birth must be in MM-DD-YYYY format.' }); } const month = parseInt(dobParts[0]); const day = parseInt(dobParts[1]); const year = parseInt(dobParts[2]); if (month &lt; 1 || month &gt; 12 || day &lt; 1 || day &gt; 31 || year &lt; 1900 || year &gt; new Date().getFullYear() + 5) { // Basic sanity check for date parts return res.status(400).json({ message: 'Invalid date parts for date_of_birth.' }); } const formatted_dob = `${year}-${String(month).padStart(2, '0')}-${String(day).padStart(2, '0')}`; // Convert to YYYY-MM-DD for DB</text:p>
      <text:p text:style-name="Text_20_body">// Validate genotype is an object (further validation of its contents can be complex and might be part of geneticsEngine) if (typeof genotype !== 'object' || genotype === null) { return res.status(400).json({ message: 'Genotype must be a valid JSON object.' }); }</text:p>
      <text:p text:style-name="Text_20_body">// Optional fields validation (basic type checks) const optionalIntegerFields = { owner_id, stable_id, sire_id, dam_id, conformation, strength, speed, agility, endurance, personality, intelligence, stud_fee, sale_price }; for (const field in optionalIntegerFields) { if (optionalIntegerFields[field] !== undefined &amp;&amp; (isNaN(parseInt(optionalIntegerFields[field])) || parseInt(optionalIntegerFields[field]) &lt; 0)) { return res.status(400).json({ message: `${field} must be a valid non-negative integer if provided.` }); } } if (for_sale !== undefined &amp;&amp; typeof for_sale !== 'boolean') { return res.status(400).json({ message: 'for_sale must be a boolean if provided.'}); }</text:p>
      <text:p text:style-name="Text_20_body">// More specific validation for IDs (e.g., if they exist in respective tables) can be added or handled by DB constraints</text:p>
      <text:p text:style-name="Text_20_body">try { // --- Logic Implementation --- // 1. Fetch breed information (including breed_genetic_profile and default_trait) const breedResult = await db.query('SELECT name, default_trait, breed_genetic_profile FROM breeds WHERE id = $1', [num_breed_id]); if (breedResult.rows.length === 0) { return res.status(404).json({ message: 'Breed not found.' }); } const breedData = breedResult.rows[0]; const breedGeneticProfile = breedData.breed_genetic_profile; const defaultBreedTrait = breedData.default_trait;</text:p>
      <text:p text:style-name="Text_20_body">// If breed_genetic_profile is missing in DB for the breed (should not happen with good data seeding) if (!breedGeneticProfile) { console.error(`FATAL: Breed ${num_breed_id} (${breedData.name}) is missing breed_genetic_profile.`); return res.status(500).json({ message: `Configuration error: Breed ${breedData.name} is missing its genetic profile.`}); }</text:p>
      <text:p text:style-name="Text_20_body">// 2. Calculate age in years (we need a utility function for this) const ageInYears = calculateAgeInYears(formatted_dob); // Use the utility function</text:p>
      <text:p text:style-name="Text_20_body">// 3. Determine Phenotype using the provided genotype and breed profile const { final_display_color, determined_shade, phenotypic_markings } = determinePhenotype(genotype, breedGeneticProfile, ageInYears);</text:p>
      <text:p text:style-name="Text_20_body">// If determinePhenotype did not return expected values (error or bad genotype/profile combo) if (!<text:soft-page-break/>final_display_color) { // This might indicate an issue with the genotype or the engine's ability to process it with the given profile. // The engine should ideally throw an error if it fails critically, or return a default/error phenotype. console.error('determinePhenotype failed to return a final_display_color. Genotype:', genotype, 'Breed Profile:', breedGeneticProfile); return res.status(400).json({ message: 'Could not determine horse phenotype based on provided genotype and breed profile. Check genotype structure and breed data.' }); }</text:p>
      <text:p text:style-name="Text_20_body">// 4. Determine the actual trait to be used const horseTrait = trait || defaultBreedTrait || null;</text:p>
      <text:p text:style-name="Text_20_body">// 5. Prepare data for insertion const horseData = { name, owner_id: owner_id !== undefined ? parseInt(owner_id) : null, stable_id: stable_id !== undefined ? parseInt(stable_id) : null, breed_id: num_breed_id, sex, date_of_birth: formatted_dob, genotype, final_display_color, shade: determined_shade, phenotypic_markings: phenotypic_markings || {}, sire_id: sire_id !== undefined ? parseInt(sire_id) : null, dam_id: dam_id !== undefined ? parseInt(dam_id) : null, conformation: conformation !== undefined ? parseInt(conformation) : 0, strength: strength !== undefined ? parseInt(strength) : 0, speed: speed !== undefined ? parseInt(speed) : 0, agility: agility !== undefined ? parseInt(agility) : 0, endurance: endurance !== undefined ? parseInt(endurance) : 0, personality: personality !== undefined ? parseInt(personality) : 0, intelligence: intelligence !== undefined ? parseInt(intelligence) : 0, trait: horseTrait, image_url: image_url || null, stud_status: stud_status || 'Not at Stud', stud_fee: stud_fee !== undefined ? parseInt(stud_fee) : 0, for_sale: for_sale !== undefined ? for_sale : false, sale_price: sale_price !== undefined ? parseInt(sale_price) : 0, // earnings is defaulted by DB, last_bred_date is null until bred // tack, show_results are null until updated };</text:p>
      <text:p text:style-name="Text_20_body">// 6. Insert the new horse into the database const insertQuery = ` INSERT INTO horses ( name, owner_id, stable_id, breed_id, sex, date_of_birth, genotype, final_display_color, shade, phenotypic_markings, sire_id, dam_id, conformation, strength, speed, agility, endurance, personality, intelligence, trait, image_url, stud_status, stud_fee, for_sale, sale_price ) VALUES ( $1, $2, $3, $4, $5, $6, $7, $8, $9, $10, $11, $12, $13, $14, $15, $16, $17, $18, $19, $20, $21, $22, $23, $24, $25 ) RETURNING *; `; const insertParams = [ horseData.name, horseData.owner_id, horseData.stable_id, horseData.breed_id, horseData.sex, horseData.date_of_birth, horseData.genotype, horseData.final_display_color, horseData.shade, horseData.phenotypic_markings, horseData.sire_id, horseData.dam_id, horseData.conformation, horseData.strength, horseData.speed, horseData.agility, horseData.endurance, horseData.personality, horseData.intelligence, horseData.trait, horseData.image_url, horseData.stud_status, horseData.stud_fee, horseData.for_sale, horseData.sale_price ];</text:p>
      <text:p text:style-name="Text_20_body">const newHorseResult = await db.query(insertQuery, insertParams);</text:p>
      <text:p text:style-name="Text_20_body">res.status(201).json(newHorseResult.rows[0]);</text:p>
      <text:p text:style-name="Text_20_body">} catch (err) { console.error('Error creating admin horse:', err.stack || err); if (err.constraint) { // Handle known DB constraint violations if (err.constraint === 'horses_sire_id_fkey' || err.constraint === 'horses_dam_id_fkey') { return res.status(400).json({ message: 'Invalid sire_id or dam_id. Referenced <text:soft-page-break/>horse does not exist.'}); } if (err.constraint === 'horses_breed_id_fkey') { // Should be caught by breed check earlier, but as a fallback return res.status(400).json({ message: 'Invalid breed_id. Referenced breed does not exist.'}); } if (err.constraint === 'horses_owner_id_fkey') { return res.status(400).json({ message: 'Invalid owner_id. Referenced user does not exist.'}); } if (err.constraint === 'horses_stable_id_fkey') { return res.status(400).json({ message: 'Invalid stable_id. Referenced stable does not exist.'}); } // Add more specific constraint error handling if needed return res.status(400).json({ message: `Database constraint violation: ${err.constraint}` }); } next(err); // Pass to generic error handler } });</text:p>
      <text:p text:style-name="Text_20_body">// @route GET api/horses // @desc Get all horses for the authenticated user // @access Private router.get('/', authMiddleware, async (req, res, next) =&gt; { const owner_id = req.user.id; // From authMiddleware try { const userHorses = await db.query('SELECT * FROM horses WHERE owner_id = $1 ORDER BY created_at DESC', [owner_id]); res.json(userHorses.rows); } catch (err) { console.error('Error fetching user\'s horses:', err.stack || err); next(err); } });</text:p>
      <text:p text:style-name="Text_20_body">// @route GET api/horses/:id // @desc Get a specific horse by ID // @access Private router.get('/:id', authMiddleware, async (req, res, next) =&gt; { const horseId = parseInt(req.params.id); const requestingUserId = req.user.id;</text:p>
      <text:p text:style-name="Text_20_body">if (isNaN(horseId)) { return res.status(400).json({ message: 'Horse ID must be a valid number.' }); }</text:p>
      <text:p text:style-name="Text_20_body">try { const horseResult = await db.query( 'SELECT h.*, b.name as breed_name, u.username as owner_username ' + 'FROM horses h ' + 'LEFT JOIN breeds b ON h.breed_id = b.id ' + 'LEFT JOIN users u ON h.owner_id = u.id ' + 'WHERE h.id = $1', [horseId] );</text:p>
      <text:p text:style-name="Text_20_body">if (horseResult.rows.length === 0) { return res.status(404).json({ message: 'Horse not found.' }); }</text:p>
      <text:p text:style-name="Text_20_body">const horse = horseResult.rows[0];</text:p>
      <text:p text:style-name="Text_20_body">// Optional: Add a check here if only the owner or an admin should view certain details or the horse at all. // For now, any authenticated user can view if they have the ID.</text:p>
      <text:p text:style-name="Text_20_body">res.json(horse); } catch (err) { console.error(`Error fetching horse with ID ${horseId}:`, err.stack || err); next(err); } });</text:p>
      <text:p text:style-name="Text_20_body">// @route DELETE api/horses/:id // @desc Delete a horse by ID (Admin Only) // @access Private (Admin) router.delete('/:id', [authMiddleware, adminMiddleware], async (req, res, next) =&gt; { const horseId = parseInt(req.params.id);</text:p>
      <text:p text:style-name="Text_20_body">if (isNaN(horseId)) { return res.status(400).json({ message: 'Horse ID must be a valid number.' }); }</text:p>
      <text:p text:style-name="Text_20_body">try { // First, check if the horse exists to provide a better error message const horseCheck = await db.query('SELECT id FROM horses WHERE id = $1', [horseId]); if (horseCheck.rows.length === 0) { return res.status(404).json({ message: 'Horse not found.' }); }</text:p>
      <text:p text:style-name="Text_20_body"><text:soft-page-break/>// Delete the horse // Note: Foreign key constraints (e.g., sire_id, dam_id in other horses, breeding_requests) // are set to ON DELETE SET NULL or ON DELETE CASCADE in the schema, so this should be handled gracefully by the DB. const deleteResult = await db.query('DELETE FROM horses WHERE id = $1 RETURNING id', [horseId]);</text:p>
      <text:p text:style-name="Text_20_body">if (deleteResult.rowCount === 0) { // Should have been caught by the check above, but as a safeguard return res.status(404).json({ message: 'Horse not found or already deleted.' }); }</text:p>
      <text:p text:style-name="Text_20_body">res.json({ message: 'Horse deleted successfully.', deletedHorseId: horseId });</text:p>
      <text:p text:style-name="Text_20_body">} catch (err) { console.error(`Error deleting horse with ID ${horseId}:`, err.stack || err); // Consider specific error codes, e.g., if deletion is blocked by a constraint not handled by SET NULL/CASCADE next(err); } });</text:p>
      <text:p text:style-name="Text_20_body">// @route PUT api/horses/:id // @desc Update a horse by ID (Admin: full update; Owner: limited update) // @access Private router.put('/:id', authMiddleware, async (req, res, next) =&gt; { const horseId = parseInt(req.params.id); const userId = req.user.id; const userRole = req.user.role;</text:p>
      <text:p text:style-name="Text_20_body">if (isNaN(horseId)) { return res.status(400).json({ message: 'Horse ID must be a valid number.' }); }</text:p>
      <text:p text:style-name="Text_20_body">try { // 1. Fetch the existing horse const horseResult = await db.query('SELECT * FROM horses WHERE id = $1', [horseId]); if (horseResult.rows.length === 0) { return res.status(404).json({ message: 'Horse not found.' }); } const existingHorse = horseResult.rows[0];</text:p>
      <text:p text:style-name="Text_20_body">// 2. Authorization: Check if admin or owner const isAdmin = userRole === 'admin'; const isOwner = existingHorse.owner_id === userId;</text:p>
      <text:p text:style-name="Text_20_body">if (!isAdmin &amp;&amp; !isOwner) { return res.status(403).json({ message: 'User not authorized to update this horse.' }); }</text:p>
      <text:p text:style-name="Text_20_body">// 3. Prepare updates let newHorseData = { ...existingHorse }; // Start with existing data let needsPhenotypeRecalculation = false; let newAgeInYears = calculateAgeInYears(newHorseData.date_of_birth.toISOString().split('T')[0]); // Current age</text:p>
      <text:p text:style-name="Text_20_body">if (isAdmin) { // Admin can update more fields const { name, breed_id, sex, date_of_birth, genotype, owner_id, stable_id, sire_id, dam_id, conformation, strength, speed, agility, endurance, personality, intelligence, trait, image_url, stud_status, stud_fee, for_sale, sale_price // Potentially other fields like earnings, last_bred_date etc. if admin needs to override them } = req.body;</text:p>
      <text:p text:style-name="Text_20_body">if (name !== undefined) newHorseData.name = name; if (owner_id !== undefined) newHorseData.owner_id = owner_id === null ? null : parseInt(owner_id); if (stable_id !== undefined) newHorseData.stable_id = stable_id === null ? null : parseInt(stable_id); if (sire_id !== undefined) newHorseData.sire_id = sire_id === null ? null : parseInt(sire_id); if (dam_id !== undefined) newHorseData.dam_id = dam_id === null ? null : parseInt(dam_id); if (conformation !== undefined) <text:soft-page-break/>newHorseData.conformation = parseInt(conformation); if (strength !== undefined) newHorseData.strength = parseInt(strength); if (speed !== undefined) newHorseData.speed = parseInt(speed); if (agility !== undefined) newHorseData.agility = parseInt(agility); if (endurance !== undefined) newHorseData.endurance = parseInt(endurance); if (personality !== undefined) newHorseData.personality = parseInt(personality); if (intelligence !== undefined) newHorseData.intelligence = parseInt(intelligence); if (trait !== undefined) newHorseData.trait = trait; if (image_url !== undefined) newHorseData.image_url = image_url; if (stud_status !== undefined) newHorseData.stud_status = stud_status; if (stud_fee !== undefined) newHorseData.stud_fee = parseInt(stud_fee); if (for_sale !== undefined) newHorseData.for_sale = for_sale; if (sale_price !== undefined) newHorseData.sale_price = parseInt(sale_price);</text:p>
      <text:p text:style-name="Text_20_body">if (breed_id !== undefined &amp;&amp; parseInt(breed_id) !== newHorseData.breed_id) { // Validate new breed_id exists const breedCheck = await db.query('SELECT id, breed_genetic_profile, default_trait FROM breeds WHERE id = $1', [parseInt(breed_id)]); if (breedCheck.rows.length === 0) return res.status(400).json({ message: 'Invalid new breed_id.'}); newHorseData.breed_id = parseInt(breed_id); // If breed changes, trait might need to be re-evaluated if not explicitly set if (trait === undefined &amp;&amp; newHorseData.trait !== breedCheck.rows[0].default_trait) { newHorseData.trait = breedCheck.rows[0].default_trait; } needsPhenotypeRecalculation = true; // Breed profile change means phenotype recalc }</text:p>
      <text:p text:style-name="Text_20_body">if (date_of_birth !== undefined) { const dobParts = date_of_birth.split('-'); // Expects MM-DD-YYYY if (dobParts.length !== 3 || isNaN(parseInt(dobParts[0])) || isNaN(parseInt(dobParts[1])) || isNaN(parseInt(dobParts[2]))) { return res.status(400).json({ message: 'date_of_birth must be in MM-DD-YYYY format for admin update.' }); } const f_dob = `${dobParts[2]}-${String(dobParts[0]).padStart(2, '0')}-${String(dobParts[1]).padStart(2, '0')}`; if (newHorseData.date_of_birth.toISOString().split('T')[0] !== f_dob) { newHorseData.date_of_birth = f_dob; newAgeInYears = calculateAgeInYears(f_dob); needsPhenotypeRecalculation = true; } }</text:p>
      <text:p text:style-name="Text_20_body">if (sex !== undefined &amp;&amp; ['Stallion', 'Mare', 'Colt', 'Filly'].includes(sex) &amp;&amp; newHorseData.sex !== sex) { newHorseData.sex = sex; // Allow admin to directly set sex, age-based changes handled below }</text:p>
      <text:p text:style-name="Text_20_body">// Age-based sex change if DOB was modified or if current sex is Colt/Filly const currentAgeForSexCheck = calculateAgeInYears(newHorseData.date_of_birth.toISOString().split('T')[0]); if (currentAgeForSexCheck &gt;= 3) { if (newHorseData.sex === 'Colt') newHorseData.sex = 'Stallion'; else if (newHorseData.sex === 'Filly') newHorseData.sex = 'Mare'; } else { // age &lt; 3 if (newHorseData.sex === 'Stallion') newHorseData.sex = 'Colt'; else if (newHorseData.sex === 'Mare') newHorseData.sex = 'Filly'; }</text:p>
      <text:p text:style-name="Text_20_body">if (genotype !== undefined) { if (typeof genotype !== 'object' || genotype === null) return res.status(400).json({ message: 'Genotype must be a valid JSON object for admin update.' }); newHorseData.genotype = genotype; needsPhenotypeRecalculation = true; }</text:p>
      <text:p text:style-name="Text_20_body">} else if (isOwner) { // Owner can only update specific fields const { name, image_url, stud_status, <text:soft-page-break/>stud_fee, for_sale, sale_price } = req.body; let hasOwnerUpdates = false;</text:p>
      <text:p text:style-name="Text_20_body">if (name !== undefined &amp;&amp; name !== newHorseData.name) { newHorseData.name = name; hasOwnerUpdates = true; } if (image_url !== undefined &amp;&amp; image_url !== newHorseData.image_url) { // Add a note about content moderation being a separate concern console.log('User updating image_url. Content moderation should be considered.'); newHorseData.image_url = image_url; hasOwnerUpdates = true; } if (stud_status !== undefined &amp;&amp; ['Not at Stud', 'Public Stud', 'Private Stud'].includes(stud_status) &amp;&amp; stud_status !== newHorseData.stud_status) { newHorseData.stud_status = stud_status; hasOwnerUpdates = true; if (stud_status === 'Not at Stud') newHorseData.stud_fee = 0; // Reset fee if not at stud } if (stud_fee !== undefined &amp;&amp; !isNaN(parseInt(stud_fee)) &amp;&amp; parseInt(stud_fee) &gt;= 0 &amp;&amp; parseInt(stud_fee) !== newHorseData.stud_fee) { if (newHorseData.stud_status === 'Not at Stud') return res.status(400).json({ message: 'Cannot set stud_fee if horse is Not at Stud.'}); newHorseData.stud_fee = parseInt(stud_fee); hasOwnerUpdates = true; } if (for_sale !== undefined &amp;&amp; typeof for_sale === 'boolean' &amp;&amp; for_sale !== newHorseData.for_sale) { newHorseData.for_sale = for_sale; hasOwnerUpdates = true; if (!for_sale) newHorseData.sale_price = 0; // Reset price if no longer for sale } if (sale_price !== undefined &amp;&amp; !isNaN(parseInt(sale_price)) &amp;&amp; parseInt(sale_price) &gt;= 0 &amp;&amp; parseInt(sale_price) !== newHorseData.sale_price) { if (!newHorseData.for_sale) return res.status(400).json({ message: 'Cannot set sale_price if horse is not for sale.'}); newHorseData.sale_price = parseInt(sale_price); hasOwnerUpdates = true; }</text:p>
      <text:p text:style-name="Text_20_body">if (Object.keys(req.body).some(key =&gt; !['name', 'image_url', 'stud_status', 'stud_fee', 'for_sale', 'sale_price'].includes(key))) { return res.status(403).json({ message: 'Owners can only update name, image_url, stud_status, stud_fee, for_sale, and sale_price.' }); } if (!hasOwnerUpdates &amp;&amp; Object.keys(req.body).length &gt; 0) { return res.status(304).json({ message: 'No valid fields provided for update or values are the same.' }); // Not Modified } if (Object.keys(req.body).length === 0) { return res.status(400).json({ message: 'No fields provided for update.' }); } }</text:p>
      <text:p text:style-name="Text_20_body">if (needsPhenotypeRecalculation) { const breedProfileResult = await db.query('SELECT breed_genetic_profile FROM breeds WHERE id = $1', [newHorseData.breed_id]); if (breedProfileResult.rows.length === 0 || !breedProfileResult.rows[0].breed_genetic_profile) { return res.status(500).json({ message: 'Could not retrieve breed genetic profile for phenotype recalculation.' }); } const phenotypeResult = determinePhenotype(newHorseData.genotype, breedProfileResult.rows[0].breed_genetic_profile, newAgeInYears); newHorseData.final_display_color = phenotypeResult.final_display_color; newHorseData.shade = phenotypeResult.determined_shade; newHorseData.phenotypic_markings = phenotypeResult.phenotypic_markings || {}; }</text:p>
      <text:p text:style-name="Text_20_body">// 4. Construct and execute update query // Ensure date_of_birth is in YYYY-MM-DD for the database const dobForDb = newHorseData.date_of_birth instanceof Date ? newHorseData.date_of_birth.toISOString().split('T')[0] : newHorseData.date_of_birth;</text:p>
      <text:p text:style-name="Text_20_body">const updateQuery = ` UPDATE horses SET name = $1, owner_id = $2, stable_id = $3, breed_id = $4, <text:soft-page-break/>sex = $5, date_of_birth = $6, genotype = $7, final_display_color = $8, shade = $9, phenotypic_markings = $10, sire_id = $11, dam_id = $12, conformation = $13, strength = $14, speed = $15, agility = $16, endurance = $17, personality = $18, intelligence = $19, trait = $20, image_url = $21, stud_status = $22, stud_fee = $23, for_sale = $24, sale_price = $25, updated_at = NOW() WHERE id = $26 RETURNING *; `; const updateParams = [ newHorseData.name, newHorseData.owner_id, newHorseData.stable_id, newHorseData.breed_id, newHorseData.sex, dobForDb, newHorseData.genotype, newHorseData.final_display_color, newHorseData.shade, newHorseData.phenotypic_markings, newHorseData.sire_id, newHorseData.dam_id, newHorseData.conformation, newHorseData.strength, newHorseData.speed, newHorseData.agility, newHorseData.endurance, newHorseData.personality, newHorseData.intelligence, newHorseData.trait, newHorseData.image_url, newHorseData.stud_status, newHorseData.stud_fee, newHorseData.for_sale, newHorseData.sale_price, horseId ];</text:p>
      <text:p text:style-name="Text_20_body">const updatedHorseResult = await db.query(updateQuery, updateParams);</text:p>
      <text:p text:style-name="Text_20_body">if (updatedHorseResult.rows.length === 0) { // Should not happen if initial check passed and ID is correct, but as a safeguard return res.status(500).json({ message: 'Failed to update horse.' }); }</text:p>
      <text:p text:style-name="Text_20_body">res.json(updatedHorseResult.rows[0]);</text:p>
      <text:p text:style-name="Text_20_body">} catch (err) { console.error(`Error updating horse with ID ${horseId}:`, err.stack || err); if (err.constraint) { // Handle known DB constraint violations return res.status(400).json({ message: `Database constraint violation: ${err.constraint}` }); } next(err); } });</text:p>
      <text:p text:style-name="Text_20_body">module.exports = router;</text:p>
      <text:p text:style-name="Text_20_body">Thank you for sharing your horses.js file and the detailed vision for your horse management game. Your goal to create an intuitive, visually appealing, and mobile-optimized horse management game with a nostalgic retro feel, inspired by games like Horseland, Ludus Equinus, and Equus Ipsum, is exciting. I appreciate the thought you’ve put into the user experience (UX), addressing the shortcomings of existing games like Virtual Horse Ranch, Horse Fable, and Horse Reality, which often feel clunky on mobile. Your focus on micro-interactions, clear navigation, and a modern yet nostalgic aesthetic is spot-on for engaging players, especially on mobile devices where most users will interact with your game.</text:p>
      <text:p text:style-name="Text_20_body">Below, I’ll review your horses.js file, evaluate how it aligns with your described UI/UX vision, and provide suggestions to improve the backend code and frontend design to ensure an intuitive, enjoyable, and mobile-friendly experience. I’ll also address how to incorporate the features you outlined (e.g., horse profile, training, breeding, stats, pedigree, shows, tack, etc.) and suggest enhancements to make the game visually appealing and user-friendly.</text:p>
      <text:p text:style-name="Text_20_body">Review of horses.js The horses.js file defines an Express.js router for handling horse-related API endpoints, including creating, retrieving, updating, and deleting horses. It integrates with a PostgreSQL <text:soft-page-break/>database (via db module) and uses middleware for authentication (authMiddleware) and admin access (adminMiddleware). It also leverages utility functions (determinePhenotype and calculateAgeInYears) to handle horse genetics and age calculations. Below is a detailed review of the code’s strengths, potential issues, and alignment with your game’s goals.</text:p>
      <text:p text:style-name="Text_20_body">Strengths Robust Validation: The POST / endpoint includes thorough validation for required fields (name, breed_id, sex, date_of_birth, genotype), sex values, date formats, and optional integer fields. This prevents bad data from entering the database. Genetic Integration: The use of determinePhenotype to calculate final_display_color, determined_shade, and phenotypic_markings based on the genotype and breed_genetic_profile aligns perfectly with the genetic system we developed earlier (e.g., for POA, Appaloosa, National Show Horse). Authorization: The PUT /:id endpoint distinguishes between admin and owner permissions, allowing admins to update more fields while restricting owners to fields like name, image_url, stud_status, stud_fee, for_sale, and sale_price. This is a good security practice. Error Handling: The code handles database constraint violations (e.g., invalid sire_id, dam_id, breed_id) and provides meaningful error messages, improving debugging and user feedback. Flexible Data Model: The horse data model supports a wide range of attributes (e.g., stats, stud status, sale status, tack), which aligns with your vision for a comprehensive horse profile. Potential Issues Missing Features from Vision: The current API doesn’t fully support all the features you described, such as: Training: No endpoints or fields for training status, trainer, or training stable. Breeding Requests: No endpoints for managing breeding requests (e.g., for stallions or mares). Tack Management: The tack field is mentioned as a database default but not handled in the API. Health, Feeding, Shoeing, Vetting: No fields or endpoints for tracking health, last fed, last shod, or last vetted. Conformation and Gait Ratings: The conformation field is a single integer, but your vision includes detailed ratings (e.g., Excellent to Poor) for multiple body aspects and gaits. Shows: The show_results field is a database default, but there’s no endpoint for managing upcoming shows or results. Pedigree Popup: No endpoint to fetch a horse’s full pedigree tree. These gaps suggest the need for additional database fields, tables, and API endpoints. Sale and Stud Confirmation: Your vision includes an “Are you sure?” confirmation for putting a horse up for sale or stud, and a requirement that a price must be set. The current PUT /:id endpoint allows sale_price and stud_fee to be set to 0 or updated without confirmation, which could lead to accidental sales/stud listings. Micro-Interactions: The backend doesn’t directly handle UI micro-interactions (e.g., animated popups for genotype, tack equip), but the API needs to provide data in a format that supports these frontend features (e.g., structured JSON for genotype, tack, or pedigree). Mobile Optimization: The API responses are generic JSON objects, which is fine, but the frontend will need to parse and display them in a mobile-friendly way. The backend should ensure lightweight responses to minimize mobile data usage and latency. Image Handling: The image_url field allows users to set custom URLs, but there’s no validation or moderation (noted in the code as a separate concern). For a mobile game, you’ll likely want to host images on your server or a CDN and validate uploads to avoid broken links or inappropriate content. Age-Based Sex Updates: The PUT /:id endpoint automatically updates Colt to Stallion or Filly to Mare based on age (&gt;= 3 years). This is logical but could confuse users if not clearly communicated in the UI, especially if they expect manual control over sex. Temperament and Health: Your vision includes displaying Temperament (e.g., Spirited) and Health (e.g., Excellent), but these fields are absent from the database schema and API. Alignment with Vision Genetics Display: The API supports genotype, final_display_color, shade, and <text:soft-page-break/>phenotypic_markings, which can be used to display the horse’s color/phenotype and pop up the genotype details (labeled as “Genetics” in the UI). Horse Profile Basics: Fields like name, sex, date_of_birth, breed_id, and trait cover the core profile data (name, age, DOB, sex, color, trait). The GET /:id endpoint includes breed_name and owner_username, which is useful for display. Sale and Stud: The for_sale, sale_price, stud_status, and stud_fee fields support the sale and stud features, though confirmation logic is missing. Stats: The numeric stats (conformation, strength, speed, agility, endurance, personality, intelligence) are supported, but the detailed conformation and gait ratings need additional fields. Mobile Considerations: The API is lightweight and RESTful, which is good for mobile, but it needs endpoints for all features (e.g., training, breeding requests) to avoid excessive frontend complexity. Suggestions for Improvement To align the backend (horses.js) and frontend design with your vision for a mobile-optimized, intuitive, and visually appealing horse management game, I’ll provide recommendations for both the API and UI/UX, incorporating your ideas (e.g., micro-interactions, tabbed navigation, retro aesthetic) and addressing the gaps.</text:p>
      <text:p text:style-name="Text_20_body">Backend Improvements (horses.js and Database) Extend Database Schema: Add fields to the horses table: temperament (VARCHAR, e.g., 'Spirited', 'Calm', 'Bold') health (VARCHAR, e.g., 'Excellent', 'Good', 'Poor') last_fed (TIMESTAMP, tracks last feeding) last_shod (TIMESTAMP, tracks last shoeing) last_vetted (TIMESTAMP, tracks last vet visit) trainer_id (INTEGER, FOREIGN KEY to a trainers or users table) training_stable_id (INTEGER, FOREIGN KEY to a stables table) Create a conformation_ratings table to store detailed ratings: sql</text:p>
      <text:p text:style-name="Text_20_body">CREATE TABLE conformation_ratings ( horse_id INT NOT NULL, aspect VARCHAR NOT NULL, -- e.g., 'Head', 'Neck', 'Legs' rating VARCHAR NOT NULL CHECK (rating IN ('Excellent', 'Very Good', 'Good', 'Fair', 'Poor')), score NUMERIC NOT NULL CHECK (score &gt;= 0 AND score &lt;= 100), -- Sliding scale (0-100) PRIMARY KEY (horse_id, aspect), FOREIGN KEY (horse_id) REFERENCES horses(id) ON DELETE CASCADE ); Create a gait_ratings table for gait evaluations: sql</text:p>
      <text:p text:style-name="Text_20_body">CREATE TABLE gait_ratings ( horse_id INT NOT NULL, gait VARCHAR NOT NULL, -- e.g., 'Walk', 'Trot', 'Canter', 'Gallop', 'Pace' (for gaited breeds) rating VARCHAR NOT NULL CHECK (rating IN ('Excellent', 'Very Good', 'Good', 'Fair', 'Poor')), score NUMERIC NOT NULL CHECK (score &gt;= 0 AND score &lt;= 100), PRIMARY KEY (horse_id, gait), FOREIGN KEY (horse_id) REFERENCES horses(id) ON DELETE CASCADE ); Create a tack table to manage equipped tack: sql</text:p>
      <text:p text:style-name="Text_20_body">CREATE TABLE tack ( id SERIAL PRIMARY KEY, horse_id INT NOT NULL, type VARCHAR NOT NULL, -- e.g., 'Bridle', 'Saddle', 'Harness' name VARCHAR NOT NULL, -- e.g., 'Western Bridle', 'English Saddle' is_equipped BOOLEAN DEFAULT FALSE, FOREIGN KEY (horse_id) REFERENCES horses(id) ON DELETE CASCADE ); Create a breeding_requests table for managing stud/mare breeding requests: sql</text:p>
      <text:p text:style-name="Text_20_body">CREATE TABLE breeding_requests ( id SERIAL PRIMARY KEY, stallion_id INT NOT NULL, mare_id INT NOT NULL, requester_id INT NOT NULL, -- User who requested the breeding status <text:soft-page-break/>VARCHAR NOT NULL DEFAULT 'Pending' CHECK (status IN ('Pending', 'Approved', 'Rejected', 'Cancelled')), created_at TIMESTAMP DEFAULT NOW(), FOREIGN KEY (stallion_id) REFERENCES horses(id) ON DELETE CASCADE, FOREIGN KEY (mare_id) REFERENCES horses(id) ON DELETE CASCADE, FOREIGN KEY (requester_id) REFERENCES users(id) ON DELETE CASCADE ); Create a shows table for upcoming shows and results: sql</text:p>
      <text:p text:style-name="Text_20_body">CREATE TABLE shows ( id SERIAL PRIMARY KEY, horse_id INT NOT NULL, show_name VARCHAR NOT NULL, date DATE NOT NULL, status VARCHAR NOT NULL CHECK (status IN ('Upcoming', 'Completed')), result JSONB, -- e.g., { "placing": "1st", "points": 50 } FOREIGN KEY (horse_id) REFERENCES horses(id) ON DELETE CASCADE ); Add API Endpoints: Training: javascript</text:p>
      <text:p text:style-name="Text_20_body">// @route PUT api/horses/:id/training // @desc Update horse training details // @access Private (Owner) router.put('/:id/training', authMiddleware, async (req, res, next) =&gt; { const horseId = parseInt(req.params.id); const { trainer_id, training_stable_id, training_skills } = req.body; try { const horse = await db.query('SELECT owner_id FROM horses WHERE id = $1', [horseId]); if (horse.rows.length === 0) return res.status(404).json({ message: 'Horse not found.' }); if (horse.rows[0].owner_id !== req.user.id) return res.status(403).json({ message: 'Not authorized.' }); const updateQuery = ` UPDATE horses SET trainer_id = $1, training_stable_id = $2, training_skills = $3, updated_at = NOW() WHERE id = $4 RETURNING *; `; const result = await db.query(updateQuery, [trainer_id || null, training_stable_id || null, training_skills || [], horseId]); res.json(result.rows[0]); } catch (err) { next(err); } }); Breeding Requests: javascript</text:p>
      <text:p text:style-name="Text_20_body">// @route POST api/horses/:id/breeding-request // @desc Create a breeding request for a mare // @access Private (Owner) router.post('/:id/breeding-request', authMiddleware, async (req, res, next) =&gt; { const mareId = parseInt(req.params.id); const { stallion_id } = req.body; try { const mare = await db.query('SELECT owner_id, sex FROM horses WHERE id = $1', [mareId]); if (mare.rows.length === 0) return res.status(404).json({ message: 'Mare not found.' }); if (mare.rows[0].owner_id !== req.user.id) return res.status(403).json({ message: 'Not authorized.' }); if (mare.rows[0].sex !== 'Mare' &amp;&amp; mare.rows[0].sex !== 'Filly') return res.status(400).json({ message: 'Horse must be a mare.' }); const stallion = await db.query('SELECT stud_status FROM horses WHERE id = $1', [stallion_id]); if (stallion.rows.length === 0) return res.status(404).json({ message: 'Stallion not found.' }); if (stallion.rows[0].stud_status === 'Not at Stud') return res.status(400).json({ message: 'Stallion is not available for breeding.' }); const insertQuery = ` INSERT INTO breeding_requests (stallion_id, mare_id, requester_id) VALUES ($1, $2, $3) RETURNING *; `; const result = await db.query(insertQuery, [stallion_id, mareId, req.user.id]); res.status(201).json(result.rows[0]); } catch (err) { next(err); } });</text:p>
      <text:p text:style-name="Text_20_body">// @route PUT api/horses/:id/breeding-request/:request_id // @desc Update breeding request status (approve/reject/cancel) // @access Private (Stallion Owner or Requester) router.put('/:id/breeding-request/:request_id', authMiddleware, async (req, res, next) =&gt; { const horseId = parseInt(req.params.id); const requestId = parseInt(req.params.request_id); const { status } = req.body; try { const request = await db.query('SELECT stallion_id, requester_id FROM breeding_requests <text:soft-page-break/>WHERE id = $1', [requestId]); if (request.rows.length === 0) return res.status(404).json({ message: 'Breeding request not found.' }); const stallion = await db.query('SELECT owner_id FROM horses WHERE id = $1', [request.rows[0].stallion_id]); if (stallion.rows.length === 0) return res.status(404).json({ message: 'Stallion not found.' }); const isStallionOwner = stallion.rows[0].owner_id === req.user.id; const isRequester = request.rows[0].requester_id === req.user.id; if (!isStallionOwner &amp;&amp; !isRequester) return res.status(403).json({ message: 'Not authorized.' }); if (isRequester &amp;&amp; status !== 'Cancelled') return res.status(403).json({ message: 'Requesters can only cancel requests.' }); if (isStallionOwner &amp;&amp; !['Approved', 'Rejected'].includes(status)) return res.status(400).json({ message: 'Invalid status for stallion owner.' }); const updateQuery = ` UPDATE breeding_requests SET status = $1, updated_at = NOW() WHERE id = $2 RETURNING *; `; const result = await db.query(updateQuery, [status, requestId]); res.json(result.rows[0]); } catch (err) { next(err); } }); Tack Management: javascript</text:p>
      <text:p text:style-name="Text_20_body">// @route POST api/horses/:id/tack // @desc Equip or unequip tack // @access Private (Owner) router.post('/:id/tack', authMiddleware, async (req, res, next) =&gt; { const horseId = parseInt(req.params.id); const { tack_id, is_equipped } = req.body; try { const horse = await db.query('SELECT owner_id FROM horses WHERE id = $1', [horseId]); if (horse.rows.length === 0) return res.status(404).json({ message: 'Horse not found.' }); if (horse.rows[0].owner_id !== req.user.id) return res.status(403).json({ message: 'Not authorized.' }); const updateQuery = ` UPDATE tack SET is_equipped = $1, updated_at = NOW() WHERE id = $2 AND horse_id = $3 RETURNING *; `; const result = await db.query(updateQuery, [is_equipped, tack_id, horseId]); if (result.rows.length === 0) return res.status(404).json({ message: 'Tack not found or does not belong to this horse.' }); res.json(result.rows[0]); } catch (err) { next(err); } }); Shows: javascript</text:p>
      <text:p text:style-name="Text_20_body">// @route GET api/horses/:id/shows // @desc Get upcoming shows and results for a horse // @access Private router.get('/:id/shows', authMiddleware, async (req, res, next) =&gt; { const horseId = parseInt(req.params.id); try { const shows = await db.query('SELECT * FROM shows WHERE horse_id = $1 ORDER BY date DESC', [horseId]); res.json(shows.rows); } catch (err) { next(err); } }); Enhance Sale and Stud Logic: Add confirmation logic for for_sale and stud_status updates. Since the backend can’t directly prompt for confirmation, use a two-step process: Add a POST /horses/:id/confirm-sale endpoint to validate and stage a sale: javascript</text:p>
      <text:p text:style-name="Text_20_body">router.post('/:id/confirm-sale', authMiddleware, async (req, res, next) =&gt; { const horseId = parseInt(req.params.id); const { for_sale, sale_price } = req.body; try { const horse = await db.query('SELECT owner_id FROM horses WHERE id = $1', [horseId]); if (horse.rows.length === 0) return res.status(404).json({ message: 'Horse not found.' }); if (horse.rows[0].owner_id !== req.user.id) return res.status(403).json({ message: 'Not authorized.' }); if (for_sale &amp;&amp; (!sale_price || sale_price &lt;= 0)) return res.status(400).json({ message: 'Sale price must be provided and greater than 0.' }); // Optionally store in a temporary table or session for confirmation res.json({ message: 'Sale staged. Confirm to proceed.', staged: { for_sale, sale_price } }); } catch (err) { next(err); } }); Update the PUT /:id endpoint to require a confirmed flag for for_sale changes: javascript</text:p>
      <text:p text:style-name="Text_20_body">if (for_sale !== undefined &amp;&amp; typeof for_sale === 'boolean' &amp;&amp; for_sale !== newHorseData.for_sale) <text:soft-page-break/>{ if (!req.body.confirmed) return res.status(400).json({ message: 'Sale changes require confirmation.' }); newHorseData.for_sale = for_sale; if (!for_sale) newHorseData.sale_price = 0; hasOwnerUpdates = true; } Apply similar logic for stud_status and stud_fee. Optimize for Mobile: Ensure API responses are lightweight by allowing clients to request specific fields (e.g., GET /horses/:id?fields=name,sex,final_display_color). Implement pagination for GET /horses to handle large horse lists: javascript</text:p>
      <text:p text:style-name="Text_20_body">router.get('/', authMiddleware, async (req, res, next) =&gt; { const owner_id = req.user.id; const page = parseInt(req.query.page) || 1; const limit = parseInt(req.query.limit) || 10; const offset = (page - 1) * limit; try { const horses = await db.query( 'SELECT * FROM horses WHERE owner_id = $1 ORDER BY created_at DESC LIMIT $2 OFFSET $3', [owner_id, limit, offset] ); const total = await db.query('SELECT COUNT(*) FROM horses WHERE owner_id = $1', [owner_id]); res.json({ horses: horses.rows, pagination: { page, limit, total: parseInt(total.rows[0].count) } }); } catch (err) { next(err); } }); Image Handling: Replace image_url with server-side image uploads to a CDN or storage service (e.g., AWS S3). Add an endpoint for uploading images: javascript</text:p>
      <text:p text:style-name="Text_20_body">const multer = require('multer'); const upload = multer({ dest: 'uploads/' }); // Configure for your storage router.post('/:id/image', [authMiddleware, upload.single('image')], async (req, res, next) =&gt; { const horseId = parseInt(req.params.id); try { const horse = await db.query('SELECT owner_id FROM horses WHERE id = $1', [horseId]); if (horse.rows.length === 0) return res.status(404).json({ message: 'Horse not found.' }); if (horse.rows[0].owner_id !== req.user.id) return res.status(403).json({ message: 'Not authorized.' }); // Upload to S3 or similar, get URL const imageUrl = 'https://your-cdn.com/uploads/' + req.file.filename; // Placeholder await db.query('UPDATE horses SET image_url = $1 WHERE id = $2', [imageUrl, horseId]); res.json({ message: 'Image uploaded.', image_url: imageUrl }); } catch (err) { next(err); } }); Frontend/UI Design Recommendations To achieve your vision of a mobile-optimized, intuitive, and visually appealing game with a retro aesthetic, here are suggestions for the frontend, assuming you’ll use a framework like React Native for the mobile app (or React with Tailwind CSS for a web-based mobile app).</text:p>
      <text:p text:style-name="Text_20_body">Overall Layout:</text:p>
      <text:p text:style-name="Text_20_body">Single-Page Navigation: Avoid crowding all data on one screen. Use a tabbed interface (e.g., Overview, Training, Breeding, Stats, Pedigree, Shows) with a fixed header for the horse’s image and basic info (name, age, DOB, sex, color). Retro Aesthetic: Use a pixel-art-inspired design for buttons, icons, and backgrounds, reminiscent of early 2000s games like Horseland. Combine with modern touches like smooth gradients, subtle shadows, and clean typography (e.g., a font like “Press Start 2P” for headers and “Roboto” for body text). Micro-Interactions: Implement animations using libraries like React Native Reanimated or Framer Motion. For example: Genetics Popup: On clicking “Genetics,” fade in a modal with a scale-up animation, displaying the genotype in a structured table. Include a “Close” button with a fade-out animation. Tack Equip: Use a slide-in panel for the “Equip” section, with buttons that pulse or highlight when tapped. Sale/Stud Confirmation: Show a modal with “Are you sure?” and animated “Confirm”/“Cancel” buttons. Example React Native Component:</text:p>
      <text:p text:style-name="Text_20_body"><text:soft-page-break/>jsx</text:p>
      <text:p text:style-name="Text_20_body">import React, { useState } from 'react'; import { View, Text, Image, TouchableOpacity, Modal, Animated } from 'react-native'; import { Tabs, TabScreen } from 'react-native-paper-tabs';</text:p>
      <text:p text:style-name="Text_20_body">const HorseProfile = ({ horse }) =&gt; { const [geneticsModalVisible, setGeneticsModalVisible] = useState(false); const fadeAnim = useState(new Animated.Value(0))[0];</text:p>
      <text:p text:style-name="Text_20_body">const openGeneticsModal = () =&gt; { setGeneticsModalVisible(true); Animated.timing(fadeAnim, { toValue: 1, duration: 300, useNativeDriver: true }).start(); }; const closeGeneticsModal = () =&gt; { Animated.timing(fadeAnim, { toValue: 0, duration: 300, useNativeDriver: true }).start(() =&gt; setGeneticsModalVisible(false)); };</text:p>
      <text:p text:style-name="Text_20_body">return ( {/* Horse Header */} {horse.name} {horse.sex} | Age: {horse.age} | Color: {horse.final_display_color} Genetics </text:p>
      <text:p text:style-name="Text_20_body">{/* Tabs */} Trait: {horse.trait} Temperament: {horse.temperament} Health: {horse.health} Last Fed: {horse.last_fed} Last Shod: {horse.last_shod} Last Vetted: {horse.last_vetted} {/* Training content */} {/* Breeding content */} {/* Stats content */} {/* Pedigree content */} {/* Shows content */} </text:p>
      <text:p text:style-name="Text_20_body">{/* Genetics Modal */} Genetics {JSON.stringify(horse.genotype, null, 2)} Close ); }; Tabbed Navigation:</text:p>
      <text:p text:style-name="Text_20_body">Use a tab bar (e.g., react-native-paper-tabs) with icons and text for Overview, Training, Breeding, Stats, Pedigree, and Shows. Ensure tabs are swipeable for mobile ease. Overview: Display Trait, Temperament, Health, Last Fed, Last Shod, Last Vetted, and a toggle for For Sale with a price input. Include an “Equip” button that opens a slide-in panel. Training: Show a list of trained skills (e.g., “Western Pleasure: Level 3”), the trainer’s name (if assigned), and a button to view/select a training stable. Breeding: For stallions: Show Public Stud, Private Stud, or Not at Stud options with a price input. Display a list of breeding requests (for private stud) and a link to view foals. For mares: Show pending breeding requests with a “Cancel” button and a link to view foals. Stats: Display numeric stats (conformation, strength, etc.) in a grid. Show conformation and gait ratings in tables with sliding scale bars (use a library like react-native-slider). Pedigree: Display sire and dam names with a “View Pedigree” button that opens a modal with a clickable family tree (use a library like react-native-tree-view). Shows: Show two sections: “Upcoming Shows” (list with dates) and “Show Results” (list with placings and points). Mobile Optimization:</text:p>
      <text:p text:style-name="Text_20_body">Responsive Design: Use percentage-based widths and Dimensions in React Native to adapt to different screen sizes. Avoid fixed pixel values for fonts and elements. Touch-Friendly: Ensure buttons are at least 48x48 pixels for easy tapping. Use haptic feedback (e.g., react-native-haptic-feedback) for button presses. Lazy Loading: Load horse images and large datasets (e.g., pedigree, show results) on demand to reduce initial load times. Offline Support: Cache horse data using AsyncStorage or a local database (e.g., WatermelonDB) for offline access, syncing when online. Visual Appeal:</text:p>
      <text:p text:style-name="Text_20_body"><text:soft-page-break/>Horse Images: Generate or commission high-quality horse images based on final_display_color and phenotypic_markings. Use a consistent art style (e.g., semi-realistic with a slight pixel-art edge for retro vibes). Color Scheme: Use earthy tones (browns, greens, blues) for the retro feel, with pops of color (e.g., gold for buttons) to keep it modern. Ensure high contrast for readability. Animations: Add subtle animations (e.g., horse image slightly bobbing when the profile loads) to enhance engagement without overwhelming mobile performance. Nostalgia with Modern Innovation:</text:p>
      <text:p text:style-name="Text_20_body">Retro Elements: Incorporate pixelated borders, retro sound effects (e.g., a soft neigh when loading a horse), and a nostalgic UI layout inspired by Horseland (e.g., simple menus, bold icons). Modern Features: Add social features like a marketplace for trading horses, a chat system for players, and leaderboards for show results. Use push notifications for events like “Your horse needs feeding!” or “Breeding request approved.” Specific Feature Implementations:</text:p>
      <text:p text:style-name="Text_20_body">Sale Confirmation: When toggling For Sale, show a modal with a price input and “Are you sure?” prompt. Disable the “Confirm” button until a valid price (&gt;0) is entered. Tack Equip Panel: Show currently equipped tack at the top of the “Equip” panel. List available tack below with “Equip”/“Unequip” buttons that animate when tapped. Conformation/Gait Sliders: Use a slider component to display scores (0-100) mapped to ratings (e.g., 80-100 = Excellent). Example: jsx</text:p>
      <text:p text:style-name="Text_20_body">Head: {ratingHead} setScoreHead(value)} minimumValue={0} maximumValue={100} disabled // Read-only for display /&gt; Pedigree Tree: Fetch pedigree data recursively via a new endpoint (e.g., GET /horses/:id/pedigree) and render as a collapsible tree with clickable names linking to horse profiles. Proposed Next Steps Update Database Schema: Implement the new tables (conformation_ratings, gait_ratings, tack, breeding_requests, shows) and add fields to horses (temperament, health, etc.). Expand API: Add the suggested endpoints for training, breeding requests, tack, and shows. Enhance sale/stud logic with confirmation steps. Prototype Frontend: Create a React Native prototype for the horse profile page with tabs, micro-interactions, and a retro-modern design. Test on multiple devices (iOS/Android, different screen sizes). Image Pipeline: Decide on an image generation/hosting strategy (e.g., artist-commissioned images based on phenotypes, stored on AWS S3). User Testing: Conduct early testing with horse enthusiasts to ensure the UI is intuitive and the nostalgic feel resonates. Example Enhanced Horse Profile API Response To support your UI vision, the GET /horses/:id response could be structured like this:</text:p>
      <text:p text:style-name="Text_20_body">json</text:p>
      <text:p text:style-name="Text_20_body">{ "id": 1, "name": "Starfire", "sex": "Mare", "date_of_birth": "2020-05-15", "age": 5, "breed_name": "Appaloosa", "final_display_color": "Leopard Appaloosa", "genotype": { "E_Extension": "E/e", "LP_LeopardComplex": "LP/lp", ... }, "trait": "Western", "temperament": "Spirited", "health": "Excellent", "last_fed": "2025-05-17T10:00:00Z", "last_shod": "2025-05-01T00:00:00Z", "last_vetted": "2025-04-15T00:00:00Z", "for_sale": false, "sale_price": 0, "stud_status": "Not at Stud", "stud_fee": 0, "tack": [ { "id": 1, "type": "Bridle", "name": "Western Bridle", "is_equipped": true }, { "id": 2, "type": "Saddle", "name": "Western Saddle", "is_equipped": true } ], "stats": { "conformation": 85, "strength": 90, "speed": 75, ... }, "conformation_ratings": [ { "aspect": "Head", <text:soft-page-break/>"rating": "Excellent", "score": 90 }, { "aspect": "Neck", "rating": "Very Good", "score": 85 } ], "gait_ratings": [ { "gait": "Walk", "rating": "Good", "score": 70 }, { "gait": "Trot", "rating": "Very Good", "score": 80 } ], "training": { "skills": ["Western Pleasure: Level 3"], "trainer_id": 123, "trainer_name": "John Doe", "training_stable_id": 456, "training_stable_name": "Sunset Stables" }, "breeding": { "requests": [ { "id": 1, "stallion_id": 2, "stallion_name": "Thunderbolt", "status": "Pending" } ], "foals": [ { "id": 3, "name": "Moonlight", "sex": "Colt" } ] }, "shows": { "upcoming": [ { "id": 1, "name": "Spring Classic", "date": "2025-06-01" } ], "results": [ { "id": 2, "name": "Winter Show", "result": { "placing": "1st", "points": 50 } } ] }, "pedigree": { "sire": { "id": 4, "name": "Blaze" }, "dam": { "id": 5, "name": "Dawn" } } } Conclusion Your horses.js file provides a solid foundation for the horse management backend, with strong validation and genetic integration. However, to fully realize your vision, you’ll need to extend the database and API to support training, breeding requests, tack, health, and detailed stats. The frontend should leverage React Native for a mobile-optimized, tabbed interface with micro-interactions, a retro-modern aesthetic, and touch-friendly controls. By addressing the gaps and implementing the suggested improvements, you can create a game that’s intuitive, visually appealing, and nostalgic yet innovative, setting it apart from clunky competitors like Virtual Horse Ranch.</text:p>
      <text:p text:style-name="Text_20_body">If you’d like, I can:</text:p>
      <text:p text:style-name="Text_20_body">Provide a detailed React Native prototype for the horse profile page. Help design the database schema for new tables. Expand horses.js with specific endpoints. Mock up a UI design with retro elements. Let me know your priorities, and I’ll dive in! Thanks for sharing such a passionate and detailed vision—it’s a fantastic project!</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5-17T16:00:49.576000000</dc:date>
    <meta:editing-duration>PT4S</meta:editing-duration>
    <meta:editing-cycles>1</meta:editing-cycles>
    <meta:document-statistic meta:table-count="0" meta:image-count="0" meta:object-count="0" meta:page-count="17" meta:paragraph-count="98" meta:word-count="7671" meta:character-count="55739" meta:non-whitespace-character-count="48165"/>
    <meta:generator>LibreOffice/7.2.2.2$Windows_X86_64 LibreOffice_project/02b2acce88a210515b4a5bb2e46cbfb63fe97d56</meta:generator>
  </office:meta>
</office:document-meta>
</file>